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1.0772222222222cm"/>
    </style:style>
    <style:style style:name="co3" style:family="table-column">
      <style:table-column-properties fo:break-before="auto" style:column-width="0.564444444444444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56986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0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1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2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3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1">
            <text:p>OK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1">
            <text:p>OK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3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1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1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Versuchung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1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1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Gericht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9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9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1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8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ld</text:p>
          </table:table-cell>
          <table:table-cell table:style-name="ce1"/>
          <table:table-cell office:value-type="string" office:string-value="" table:formula="of:=IF([.B8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1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3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office:value-type="string" table:style-name="ce9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3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0"/>
          <table:table-cell table:number-columns-repeated="16380"/>
        </table:table-row>
        <table:table-row table:style-name="ro1">
          <table:table-cell table:number-columns-repeated="2"/>
          <table:table-cell office:value-type="float" office:value="69" table:formula="of:=SUM([.C1:.C95])" table:style-name="ce1">
            <text:p>69</text:p>
          </table:table-cell>
          <table:table-cell table:style-name="ce10"/>
          <table:table-cell table:number-columns-repeated="16380"/>
        </table:table-row>
        <table:table-row table:number-rows-repeated="1048479" table:style-name="ro1">
          <table:table-cell table:number-columns-repeated="3"/>
          <table:table-cell table:style-name="ce10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17T15:28:11Z</dc:date>
    <meta:print-date>2016-08-17T13:14:15Z</meta:print-date>
    <meta:editing-duration>PT0S</meta:editing-duration>
  </office:meta>
</office:document-meta>
</file>